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c5f7" officeooo:paragraph-rsid="001ac5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&lt;title&gt;</text:p>
      <text:p text:style-name="P1">ABOUT ME</text:p>
      <text:p text:style-name="P1">&lt;/title&gt;</text:p>
      <text:p text:style-name="P1">&lt;/head&gt;</text:p>
      <text:p text:style-name="P1">&lt;body&gt;</text:p>
      <text:p text:style-name="P1">&lt;h1&gt;ACADEMICS&lt;/h1&gt;</text:p>
      <text:p text:style-name="P1">&lt;p&gt;</text:p>
      <text:p text:style-name="P1">&lt;b&gt;PRIMARY SCHOOL:&lt;/b&gt;DPS Indirapuram&lt;br&gt;</text:p>
      <text:p text:style-name="P1">&lt;b&gt;SECONDARY SCHOOL:&lt;/b&gt;DPS Noida&lt;br&gt;</text:p>
      <text:p text:style-name="P1">&lt;b&gt;SENIOR SECONDARY SCHOOL:&lt;/b&gt;DPS R.K. Puram&lt;br&gt;</text:p>
      <text:p text:style-name="P1">&lt;b&gt;UNDERGRAGUATE DEGREE:&lt;/b&gt;VIT Chennai&lt;br&gt;</text:p>
      <text:p text:style-name="P1">&lt;/p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>&lt;!DOCTYPE html&gt;</text:p>
      <text:p text:style-name="P1">&lt;html&gt;</text:p>
      <text:p text:style-name="P1">&lt;head&gt;</text:p>
      <text:p text:style-name="P1">&lt;title&gt;</text:p>
      <text:p text:style-name="P1">WEBSITE ABOUT ME</text:p>
      <text:p text:style-name="P1">&lt;/title&gt;</text:p>
      <text:p text:style-name="P1">&lt;/head&gt;</text:p>
      <text:p text:style-name="P1">&lt;frameset cols="15%,85%"&gt;</text:p>
      <text:p text:style-name="P1"><text:s text:c="2"/>&lt;frame src="menu.htm" name="menu"&gt;</text:p>
      <text:p text:style-name="P1"><text:s text:c="2"/>&lt;frame src="target.htm" name="display"&gt;</text:p>
      <text:p text:style-name="P1">&lt;/frameset&gt; 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&lt;!DOCTYPE html&gt;</text:p>
      <text:p text:style-name="P1">&lt;html&gt;</text:p>
      <text:p text:style-name="P1">&lt;head&gt;</text:p>
      <text:p text:style-name="P1">&lt;title&gt;</text:p>
      <text:p text:style-name="P1">ABOUT ME</text:p>
      <text:p text:style-name="P1">&lt;/title&gt;</text:p>
      <text:p text:style-name="P1">&lt;/head&gt;</text:p>
      <text:p text:style-name="P1">&lt;body&gt;</text:p>
      <text:p text:style-name="P1">&lt;h1&gt;ACADEMICS&lt;/h1&gt;</text:p>
      <text:p text:style-name="P1">&lt;p&gt;</text:p>
      <text:p text:style-name="P1">&lt;b&gt;JUNIOR DAVIS CUP:&lt;/b&gt;Semi-finalist&lt;br&gt;</text:p>
      <text:p text:style-name="P1">&lt;b&gt;CBSE CLUSTERS:&lt;/b&gt;Part of DPS Noida Football Team. First Position&lt;br&gt;</text:p>
      <text:p text:style-name="P1">&lt;b&gt;NATIONAL TENNIS TOURNAMENT:&lt;/b&gt;Representing Delhi. Reached Till Quaterfinals&lt;br&gt;</text:p>
      <text:p text:style-name="P1">&lt;/p&gt;</text:p>
      <text:p text:style-name="P1">&lt;/body&gt;</text:p>
      <text:p text:style-name="P1"><text:soft-page-break/>&lt;/html&gt;</text:p>
      <text:p text:style-name="P1"/>
      <text:p text:style-name="P1"/>
      <text:p text:style-name="P1"/>
      <text:p text:style-name="P1">&lt;!DOCTYPE html&gt;</text:p>
      <text:p text:style-name="P1">&lt;html&gt;</text:p>
      <text:p text:style-name="P1">&lt;head&gt;</text:p>
      <text:p text:style-name="P1">&lt;title&gt;</text:p>
      <text:p text:style-name="P1">ABOUT ME</text:p>
      <text:p text:style-name="P1">&lt;/title&gt;</text:p>
      <text:p text:style-name="P1">&lt;/head&gt;</text:p>
      <text:p text:style-name="P1">&lt;body&gt;</text:p>
      <text:p text:style-name="P1"/>
      <text:p text:style-name="P1">&lt;h2&gt;MOVIES&lt;/h2&gt;</text:p>
      <text:p text:style-name="P1">&lt;ul type="disc"&gt;</text:p>
      <text:p text:style-name="P1">&lt;li&gt;Interstellar&lt;/li&gt;</text:p>
      <text:p text:style-name="P1">&lt;li&gt;Mad Max&lt;/li&gt;</text:p>
      <text:p text:style-name="P1">&lt;li&gt;October&lt;/li&gt;</text:p>
      <text:p text:style-name="P1">&lt;/ul&gt;</text:p>
      <text:p text:style-name="P1">&lt;br&gt;</text:p>
      <text:p text:style-name="P1">&lt;br&gt;</text:p>
      <text:p text:style-name="P1">&lt;br&gt;</text:p>
      <text:p text:style-name="P1">&lt;h2&gt;BANDS&lt;/h2&gt;</text:p>
      <text:p text:style-name="P1">&lt;ul type="disc"&gt;</text:p>
      <text:p text:style-name="P1">&lt;li&gt;Guns N Roses&lt;/li&gt;</text:p>
      <text:p text:style-name="P1">&lt;li&gt;AC/DC&lt;/li&gt;</text:p>
      <text:p text:style-name="P1">&lt;li&gt;System of a Down&lt;/li&gt;</text:p>
      <text:p text:style-name="P1">&lt;/ul&gt;</text:p>
      <text:p text:style-name="P1">&lt;br&gt;</text:p>
      <text:p text:style-name="P1">&lt;br&gt;</text:p>
      <text:p text:style-name="P1">&lt;br&gt;</text:p>
      <text:p text:style-name="P1">&lt;h2&gt;SPORTS&lt;/h2&gt;</text:p>
      <text:p text:style-name="P1">&lt;ul type="disc"&gt;</text:p>
      <text:p text:style-name="P1">&lt;li&gt;Football&lt;/li&gt;</text:p>
      <text:p text:style-name="P1">&lt;li&gt;Tennis&lt;/li&gt;</text:p>
      <text:p text:style-name="P1">&lt;li&gt;Badminton&lt;/li&gt;</text:p>
      <text:p text:style-name="P1">&lt;/ul&gt;</text:p>
      <text:p text:style-name="P1"/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!DOCTYPE html&gt;</text:p>
      <text:p text:style-name="P1">&lt;html&gt;</text:p>
      <text:p text:style-name="P1"><text:soft-page-break/>&lt;head&gt;</text:p>
      <text:p text:style-name="P1">&lt;title&gt;</text:p>
      <text:p text:style-name="P1">ABOUT ME</text:p>
      <text:p text:style-name="P1">&lt;/title&gt;</text:p>
      <text:p text:style-name="P1">&lt;/head&gt;</text:p>
      <text:p text:style-name="P1">&lt;body&gt;</text:p>
      <text:p text:style-name="P1">&lt;h1&gt;ABOUT ME&lt;/h1&gt;</text:p>
      <text:p text:style-name="P1">&lt;p&gt;My Name is Dhrubanka Dutta&lt;br&gt;</text:p>
      <text:p text:style-name="P1">I am From Delhi&lt;br&gt;</text:p>
      <text:p text:style-name="P1">I am a student in VIT CHENNAI&lt;/p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!DOCTYPE html&gt;</text:p>
      <text:p text:style-name="P1">&lt;head&gt;</text:p>
      <text:p text:style-name="P1">&lt;title&gt;OPTIONS&lt;/title&gt;</text:p>
      <text:p text:style-name="P1">&lt;/head&gt;</text:p>
      <text:p text:style-name="P1">&lt;body&gt;</text:p>
      <text:p text:style-name="P1">&lt;h2&gt;OPTIONS&lt;/h2&gt;</text:p>
      <text:p text:style-name="P1">&lt;ul type="disc"&gt;</text:p>
      <text:p text:style-name="P1">&lt;li&gt;&lt;a href="me.htm" target="display"&gt;About Me&lt;/li&gt;</text:p>
      <text:p text:style-name="P1">&lt;li&gt;&lt;a href="academics.htm" target="display"&gt;Academics&lt;/li&gt;</text:p>
      <text:p text:style-name="P1">&lt;li&gt;&lt;a href="acheivements.htm" target="display"&gt;Acheivements&lt;/li&gt;</text:p>
      <text:p text:style-name="P1">&lt;li&gt;&lt;a href="favorites.htm" target="display"&gt;Favorites&lt;/li&gt;</text:p>
      <text:p text:style-name="P1">&lt;li&gt;&lt;a href="album.htm" target="display"&gt;Album&lt;/li&gt;</text:p>
      <text:p text:style-name="P1">&lt;li&gt;&lt;a href="feedback.htm" target="display"&gt;Feedback&lt;/li&gt;</text:p>
      <text:p text:style-name="P1">&lt;/ul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43:49.186363339</meta:creation-date>
    <dc:date>2018-12-05T15:46:48.212133008</dc:date>
    <meta:editing-duration>PT3M</meta:editing-duration>
    <meta:editing-cycles>1</meta:editing-cycles>
    <meta:document-statistic meta:table-count="0" meta:image-count="0" meta:object-count="0" meta:page-count="3" meta:paragraph-count="109" meta:word-count="189" meta:character-count="1755" meta:non-whitespace-character-count="1670"/>
    <meta:generator>LibreOffice/5.3.4.1$Linux_X86_64 LibreOffice_project/30$Build-1</meta:generator>
  </office:meta>
</office:document-meta>
</file>